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List_20_Indent">
      <style:text-properties fo:font-weight="bold" style:font-weight-asian="bold" style:font-weight-complex="bold"/>
    </style:style>
    <style:style style:name="P4" style:family="paragraph" style:parent-style-name="List_20_Indent">
      <style:text-properties fo:language="en" fo:country="US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cabulaire</text:p>
      <text:p text:style-name="Standard"/>
      <text:p text:style-name="List_20_Indent"><draw:line text:anchor-type="char" draw:z-index="0" draw:style-name="gr1" draw:text-style-name="P6" svg:x1="0.005cm" svg:y1="0.538cm" svg:x2="17.018cm" svg:y2="0.485cm"><text:p/></draw:line></text:p>
      <text:p text:style-name="P3"/>
      <text:p text:style-name="Text_20_body_20_indent"><text:span text:style-name="T1">Nom du papier : </text:span>Conception et réalisation d'un système pour environnements virtuels massivement partagés</text:p>
      <text:p text:style-name="List_20_Indent"><text:span text:style-name="T1">Auteur(s) :</text:span> <text:s/><text:span text:style-name="T3">Gwendal Simon</text:span></text:p>
      <text:p text:style-name="List_20_Indent"><text:span text:style-name="T1">Année :</text:span> <text:span text:style-name="T3">10 décembre 2004</text:span></text:p>
      <text:p text:style-name="P4"/>
      <text:p text:style-name="P1"><draw:line text:anchor-type="char" draw:z-index="1" draw:style-name="gr1" draw:text-style-name="P6" svg:x1="0.005cm" svg:y1="0.268cm" svg:x2="17.018cm" svg:y2="0.215cm"><text:p/></draw:line></text:p>
      <text:p text:style-name="Standard"/>
      <text:p text:style-name="P2"><text:span text:style-name="T2"><text:s/>: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age au Lip6 : Amélioration de la réactivité des réseaux pair à pair pour MMOG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1:32:16</meta:creation-date>
    <dc:date>2010-04-07T10:31:49</dc:date>
    <dc:creator>xavier </dc:creator>
    <meta:editing-duration>PT00H26M19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6" meta:word-count="40" meta:character-count="248"/>
  </office:meta>
</office:document-meta>
</file>